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3333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00cc33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eeeee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ff99" style:text-align-source="fix" style:repeat-content="false" fo:border="0.99pt groove #000000" style:vertical-align="middle"/>
      <style:paragraph-properties fo:text-align="center"/>
    </style:style>
    <style:style style:name="ce12" style:family="table-cell" style:parent-style-name="Default">
      <style:table-cell-properties fo:border="0.99pt groove #000000"/>
    </style:style>
    <style:style style:name="ce13" style:family="table-cell" style:parent-style-name="Default" style:data-style-name="N11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cc33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29fcf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99999" fo:border="0.06pt solid #000000"/>
      <style:text-properties fo:color="#eeeee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990000" style:text-align-source="fix" style:repeat-content="false" fo:border="0.99pt groove #000000" style:vertical-align="middl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los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pened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and Half Covering Mou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Hand Fully Covering Mouth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7" office:value-type="float" office:value="61" calcext:value-type="float">
            <text:p>61</text:p>
          </table:table-cell>
          <table:table-cell table:style-name="ce13" table:formula="of:=[.B12]/[.B14]" office:value-type="percentage" office:value="0.859154929577465" calcext:value-type="percentage">
            <text:p>85,92%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D12]/[.D14]" office:value-type="percentage" office:value="0.769230769230769" calcext:value-type="percentage">
            <text:p>76,92%</text:p>
          </table:table-cell>
          <table:table-cell table:style-name="ce7" office:value-type="float" office:value="157" calcext:value-type="float">
            <text:p>157</text:p>
          </table:table-cell>
          <table:table-cell table:style-name="ce13" table:formula="of:=[.F12]/[.F14]" office:value-type="percentage" office:value="1.01290322580645" calcext:value-type="percentage">
            <text:p>101,29%</text:p>
          </table:table-cell>
          <table:table-cell table:style-name="ce7" office:value-type="float" office:value="44" calcext:value-type="float">
            <text:p>44</text:p>
          </table:table-cell>
          <table:table-cell table:style-name="ce13" table:formula="of:=[.H12]/[.H14]" office:value-type="percentage" office:value="0.830188679245283" calcext:value-type="percentage">
            <text:p>83,02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7" office:value-type="float" office:value="47" calcext:value-type="float">
            <text:p>47</text:p>
          </table:table-cell>
          <table:table-cell table:style-name="ce13" table:formula="of:=[.B13]/[.B14]" office:value-type="percentage" office:value="0.661971830985916" calcext:value-type="percentage">
            <text:p>66,20%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D13]/[.D14]" office:value-type="percentage" office:value="2.30769230769231" calcext:value-type="percentage">
            <text:p>230,77%</text:p>
          </table:table-cell>
          <table:table-cell table:style-name="ce7" office:value-type="float" office:value="896" calcext:value-type="float">
            <text:p>896</text:p>
          </table:table-cell>
          <table:table-cell table:style-name="ce13" table:formula="of:=[.F13]/[.F14]" office:value-type="percentage" office:value="5.78064516129032" calcext:value-type="percentage">
            <text:p>578,06%</text:p>
          </table:table-cell>
          <table:table-cell table:style-name="ce7" office:value-type="float" office:value="112" calcext:value-type="float">
            <text:p>112</text:p>
          </table:table-cell>
          <table:table-cell table:style-name="ce13" table:formula="of:=[.H13]/[.H14]" office:value-type="percentage" office:value="2.11320754716981" calcext:value-type="percentage">
            <text:p>211,32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7" office:value-type="float" office:value="71" calcext:value-type="float" table:number-columns-spanned="2" table:number-rows-spanned="1">
            <text:p>71</text:p>
          </table:table-cell>
          <table:covered-table-cell table:style-name="ce14"/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7" office:value-type="float" office:value="155" calcext:value-type="float" table:number-columns-spanned="2" table:number-rows-spanned="1">
            <text:p>155</text:p>
          </table:table-cell>
          <table:covered-table-cell table:style-name="ce14"/>
          <table:table-cell table:style-name="ce7" office:value-type="float" office:value="53" calcext:value-type="float" table:number-columns-spanned="2" table:number-rows-spanned="1">
            <text:p>53</text:p>
          </table:table-cell>
          <table:covered-table-cell table:style-name="ce14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7" office:value-type="float" office:value="77" calcext:value-type="float" table:number-columns-spanned="2" table:number-rows-spanned="1">
            <text:p>77</text:p>
          </table:table-cell>
          <table:covered-table-cell table:style-name="ce14"/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7" office:value-type="float" office:value="217" calcext:value-type="float" table:number-columns-spanned="2" table:number-rows-spanned="1">
            <text:p>217</text:p>
          </table:table-cell>
          <table:covered-table-cell table:style-name="ce14"/>
          <table:table-cell table:style-name="ce7" office:value-type="float" office:value="104" calcext:value-type="float" table:number-columns-spanned="2" table:number-rows-spanned="1">
            <text:p>104</text:p>
          </table:table-cell>
          <table:covered-table-cell table:style-name="ce1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8" office:value-type="float" office:value="32" calcext:value-type="float">
            <text:p>32</text:p>
          </table:table-cell>
          <table:table-cell table:style-name="ce15" table:formula="of:=[.B18]/[.B20]" office:value-type="percentage" office:value="0.8" calcext:value-type="percentage">
            <text:p>80,00%</text:p>
          </table:table-cell>
          <table:table-cell table:style-name="ce8" office:value-type="float" office:value="12" calcext:value-type="float">
            <text:p>12</text:p>
          </table:table-cell>
          <table:table-cell table:style-name="ce15" table:formula="of:=[.D18]/[.D20]" office:value-type="percentage" office:value="0.857142857142857" calcext:value-type="percentage">
            <text:p>85,71%</text:p>
          </table:table-cell>
          <table:table-cell table:style-name="ce8" office:value-type="float" office:value="150" calcext:value-type="float">
            <text:p>150</text:p>
          </table:table-cell>
          <table:table-cell table:style-name="ce15" table:formula="of:=[.F18]/[.F20]" office:value-type="percentage" office:value="0.802139037433155" calcext:value-type="percentage">
            <text:p>80,21%</text:p>
          </table:table-cell>
          <table:table-cell table:style-name="ce8" office:value-type="float" office:value="20" calcext:value-type="float">
            <text:p>20</text:p>
          </table:table-cell>
          <table:table-cell table:style-name="ce15" table:formula="of:=[.H18]/[.H20]" office:value-type="percentage" office:value="0.32258064516129" calcext:value-type="percentage">
            <text:p>32,2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8" office:value-type="float" office:value="25" calcext:value-type="float">
            <text:p>25</text:p>
          </table:table-cell>
          <table:table-cell table:style-name="ce15" table:formula="of:=[.B19]/[.B20]" office:value-type="percentage" office:value="0.625" calcext:value-type="percentage">
            <text:p>62,50%</text:p>
          </table:table-cell>
          <table:table-cell table:style-name="ce8" office:value-type="float" office:value="43" calcext:value-type="float">
            <text:p>43</text:p>
          </table:table-cell>
          <table:table-cell table:style-name="ce15" table:formula="of:=[.D19]/[.D20]" office:value-type="percentage" office:value="3.07142857142857" calcext:value-type="percentage">
            <text:p>307,14%</text:p>
          </table:table-cell>
          <table:table-cell table:style-name="ce8" office:value-type="float" office:value="1812" calcext:value-type="float">
            <text:p>1812</text:p>
          </table:table-cell>
          <table:table-cell table:style-name="ce15" table:formula="of:=[.F19]/[.F20]" office:value-type="percentage" office:value="9.68983957219251" calcext:value-type="percentage">
            <text:p>968,98%</text:p>
          </table:table-cell>
          <table:table-cell table:style-name="ce8" office:value-type="float" office:value="208" calcext:value-type="float">
            <text:p>208</text:p>
          </table:table-cell>
          <table:table-cell table:style-name="ce15" table:formula="of:=[.H19]/[.H20]" office:value-type="percentage" office:value="3.35483870967742" calcext:value-type="percentage">
            <text:p>335,48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8" office:value-type="float" office:value="40" calcext:value-type="float" table:number-columns-spanned="2" table:number-rows-spanned="1">
            <text:p>40</text:p>
          </table:table-cell>
          <table:covered-table-cell table:style-name="ce16"/>
          <table:table-cell table:style-name="ce8" office:value-type="float" office:value="14" calcext:value-type="float" table:number-columns-spanned="2" table:number-rows-spanned="1">
            <text:p>14</text:p>
          </table:table-cell>
          <table:covered-table-cell table:style-name="ce16"/>
          <table:table-cell table:style-name="ce8" office:value-type="float" office:value="187" calcext:value-type="float" table:number-columns-spanned="2" table:number-rows-spanned="1">
            <text:p>187</text:p>
          </table:table-cell>
          <table:covered-table-cell table:style-name="ce16"/>
          <table:table-cell table:style-name="ce8" office:value-type="float" office:value="62" calcext:value-type="float" table:number-columns-spanned="2" table:number-rows-spanned="1">
            <text:p>62</text:p>
          </table:table-cell>
          <table:covered-table-cell table:style-name="ce16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8" office:value-type="float" office:value="55" calcext:value-type="float" table:number-columns-spanned="2" table:number-rows-spanned="1">
            <text:p>55</text:p>
          </table:table-cell>
          <table:covered-table-cell table:style-name="ce16"/>
          <table:table-cell table:style-name="ce8" office:value-type="float" office:value="17" calcext:value-type="float" table:number-columns-spanned="2" table:number-rows-spanned="1">
            <text:p>17</text:p>
          </table:table-cell>
          <table:covered-table-cell table:style-name="ce16"/>
          <table:table-cell table:style-name="ce8" office:value-type="float" office:value="284" calcext:value-type="float" table:number-columns-spanned="2" table:number-rows-spanned="1">
            <text:p>284</text:p>
          </table:table-cell>
          <table:covered-table-cell table:style-name="ce16"/>
          <table:table-cell table:style-name="ce8" office:value-type="float" office:value="73" calcext:value-type="float" table:number-columns-spanned="2" table:number-rows-spanned="1">
            <text:p>73</text:p>
          </table:table-cell>
          <table:covered-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9" office:value-type="float" office:value="39" calcext:value-type="float">
            <text:p>39</text:p>
          </table:table-cell>
          <table:table-cell table:style-name="ce17" table:formula="of:=[.B24]/[.B26]" office:value-type="percentage" office:value="0.8125" calcext:value-type="percentage">
            <text:p>81,25%</text:p>
          </table:table-cell>
          <table:table-cell table:style-name="ce9" office:value-type="float" office:value="13" calcext:value-type="float">
            <text:p>13</text:p>
          </table:table-cell>
          <table:table-cell table:style-name="ce17" table:formula="of:=[.D24]/[.D26]" office:value-type="percentage" office:value="0.928571428571429" calcext:value-type="percentage">
            <text:p>92,86%</text:p>
          </table:table-cell>
          <table:table-cell table:style-name="ce9" office:value-type="float" office:value="157" calcext:value-type="float">
            <text:p>157</text:p>
          </table:table-cell>
          <table:table-cell table:style-name="ce17" table:formula="of:=[.F24]/[.F26]" office:value-type="percentage" office:value="0.872222222222222" calcext:value-type="percentage">
            <text:p>87,22%</text:p>
          </table:table-cell>
          <table:table-cell table:style-name="ce9" office:value-type="float" office:value="19" calcext:value-type="float">
            <text:p>19</text:p>
          </table:table-cell>
          <table:table-cell table:style-name="ce17" table:formula="of:=[.H24]/[.H26]" office:value-type="percentage" office:value="0.234567901234568" calcext:value-type="percentage">
            <text:p>23,46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9" office:value-type="float" office:value="31" calcext:value-type="float">
            <text:p>31</text:p>
          </table:table-cell>
          <table:table-cell table:style-name="ce17" table:formula="of:=[.B25]/[.B26]" office:value-type="percentage" office:value="0.645833333333333" calcext:value-type="percentage">
            <text:p>64,58%</text:p>
          </table:table-cell>
          <table:table-cell table:style-name="ce9" office:value-type="float" office:value="38" calcext:value-type="float">
            <text:p>38</text:p>
          </table:table-cell>
          <table:table-cell table:style-name="ce17" table:formula="of:=[.D25]/[.D26]" office:value-type="percentage" office:value="2.71428571428571" calcext:value-type="percentage">
            <text:p>271,43%</text:p>
          </table:table-cell>
          <table:table-cell table:style-name="ce9" office:value-type="float" office:value="1420" calcext:value-type="float">
            <text:p>1420</text:p>
          </table:table-cell>
          <table:table-cell table:style-name="ce17" table:formula="of:=[.F25]/[.F26]" office:value-type="percentage" office:value="7.88888888888889" calcext:value-type="percentage">
            <text:p>788,89%</text:p>
          </table:table-cell>
          <table:table-cell table:style-name="ce9" office:value-type="float" office:value="162" calcext:value-type="float">
            <text:p>162</text:p>
          </table:table-cell>
          <table:table-cell table:style-name="ce17" table:formula="of:=[.H25]/[.H26]" office:value-type="percentage" office:value="2" calcext:value-type="percentage">
            <text:p>200,00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9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9" office:value-type="float" office:value="180" calcext:value-type="float" table:number-columns-spanned="2" table:number-rows-spanned="1">
            <text:p>180</text:p>
          </table:table-cell>
          <table:covered-table-cell table:style-name="ce18"/>
          <table:table-cell table:style-name="ce9" office:value-type="float" office:value="81" calcext:value-type="float" table:number-columns-spanned="2" table:number-rows-spanned="1">
            <text:p>81</text:p>
          </table:table-cell>
          <table:covered-table-cell table:style-name="ce18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9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9" office:value-type="float" office:value="210" calcext:value-type="float" table:number-columns-spanned="2" table:number-rows-spanned="1">
            <text:p>210</text:p>
          </table:table-cell>
          <table:covered-table-cell table:style-name="ce18"/>
          <table:table-cell table:style-name="ce9" office:value-type="float" office:value="73" calcext:value-type="float" table:number-columns-spanned="2" table:number-rows-spanned="1">
            <text:p>73</text:p>
          </table:table-cell>
          <table:covered-table-cell table:style-name="ce18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GRAY</text:p>
          </table:table-cell>
          <table:table-cell table:style-name="ce6" office:value-type="string" calcext:value-type="string" table:number-columns-spanned="2" table:number-rows-spanned="1">
            <text:p>MEDI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EAK PIXEL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CM</text:p>
          </table:table-cell>
          <table:table-cell table:style-name="ce10" office:value-type="float" office:value="41" calcext:value-type="float">
            <text:p>41</text:p>
          </table:table-cell>
          <table:table-cell table:style-name="ce19" table:formula="of:=[.B30]/[.B32]" office:value-type="percentage" office:value="0.82" calcext:value-type="percentage">
            <text:p>82,00%</text:p>
          </table:table-cell>
          <table:table-cell table:style-name="ce10" office:value-type="float" office:value="12" calcext:value-type="float">
            <text:p>12</text:p>
          </table:table-cell>
          <table:table-cell table:style-name="ce19" table:formula="of:=[.D30]/[.D32]" office:value-type="percentage" office:value="0.857142857142857" calcext:value-type="percentage">
            <text:p>85,71%</text:p>
          </table:table-cell>
          <table:table-cell table:style-name="ce10" office:value-type="float" office:value="136" calcext:value-type="float">
            <text:p>136</text:p>
          </table:table-cell>
          <table:table-cell table:style-name="ce19" table:formula="of:=[.F30]/[.F32]" office:value-type="percentage" office:value="0.751381215469613" calcext:value-type="percentage">
            <text:p>75,14%</text:p>
          </table:table-cell>
          <table:table-cell table:style-name="ce10" office:value-type="float" office:value="30" calcext:value-type="float">
            <text:p>30</text:p>
          </table:table-cell>
          <table:table-cell table:style-name="ce19" table:formula="of:=[.H30]/[.H32]" office:value-type="percentage" office:value="0.410958904109589" calcext:value-type="percentage">
            <text:p>41,10%</text:p>
          </table:table-cell>
        </table:table-row>
        <table:table-row table:style-name="ro2">
          <table:table-cell table:style-name="ce2" office:value-type="string" calcext:value-type="string">
            <text:p>OM</text:p>
          </table:table-cell>
          <table:table-cell table:style-name="ce10" office:value-type="float" office:value="32" calcext:value-type="float">
            <text:p>32</text:p>
          </table:table-cell>
          <table:table-cell table:style-name="ce19" table:formula="of:=[.B31]/[.B32]" office:value-type="percentage" office:value="0.64" calcext:value-type="percentage">
            <text:p>64,00%</text:p>
          </table:table-cell>
          <table:table-cell table:style-name="ce10" office:value-type="float" office:value="38" calcext:value-type="float">
            <text:p>38</text:p>
          </table:table-cell>
          <table:table-cell table:style-name="ce19" table:formula="of:=[.D31]/[.D32]" office:value-type="percentage" office:value="2.71428571428571" calcext:value-type="percentage">
            <text:p>271,43%</text:p>
          </table:table-cell>
          <table:table-cell table:style-name="ce10" office:value-type="float" office:value="1422" calcext:value-type="float">
            <text:p>1422</text:p>
          </table:table-cell>
          <table:table-cell table:style-name="ce19" table:formula="of:=[.F31]/[.F32]" office:value-type="percentage" office:value="7.85635359116022" calcext:value-type="percentage">
            <text:p>785,64%</text:p>
          </table:table-cell>
          <table:table-cell table:style-name="ce10" office:value-type="float" office:value="165" calcext:value-type="float">
            <text:p>165</text:p>
          </table:table-cell>
          <table:table-cell table:style-name="ce19" table:formula="of:=[.H31]/[.H32]" office:value-type="percentage" office:value="2.26027397260274" calcext:value-type="percentage">
            <text:p>226,03%</text:p>
          </table:table-cell>
        </table:table-row>
        <table:table-row table:style-name="ro2">
          <table:table-cell table:style-name="ce2" office:value-type="string" calcext:value-type="string">
            <text:p>HH</text:p>
          </table:table-cell>
          <table:table-cell table:style-name="ce10" office:value-type="float" office:value="50" calcext:value-type="float" table:number-columns-spanned="2" table:number-rows-spanned="1">
            <text:p>50</text:p>
          </table:table-cell>
          <table:covered-table-cell table:style-name="ce20"/>
          <table:table-cell table:style-name="ce10" office:value-type="float" office:value="14" calcext:value-type="float" table:number-columns-spanned="2" table:number-rows-spanned="1">
            <text:p>14</text:p>
          </table:table-cell>
          <table:covered-table-cell table:style-name="ce20"/>
          <table:table-cell table:style-name="ce10" office:value-type="float" office:value="181" calcext:value-type="float" table:number-columns-spanned="2" table:number-rows-spanned="1">
            <text:p>181</text:p>
          </table:table-cell>
          <table:covered-table-cell table:style-name="ce20"/>
          <table:table-cell table:style-name="ce10" office:value-type="float" office:value="73" calcext:value-type="float" table:number-columns-spanned="2" table:number-rows-spanned="1">
            <text:p>73</text:p>
          </table:table-cell>
          <table:covered-table-cell table:style-name="ce20"/>
        </table:table-row>
        <table:table-row table:style-name="ro2">
          <table:table-cell table:style-name="ce2" office:value-type="string" calcext:value-type="string">
            <text:p>HF</text:p>
          </table:table-cell>
          <table:table-cell table:style-name="ce10" office:value-type="float" office:value="61" calcext:value-type="float" table:number-columns-spanned="2" table:number-rows-spanned="1">
            <text:p>61</text:p>
          </table:table-cell>
          <table:covered-table-cell table:style-name="ce20"/>
          <table:table-cell table:style-name="ce10" office:value-type="float" office:value="16" calcext:value-type="float" table:number-columns-spanned="2" table:number-rows-spanned="1">
            <text:p>16</text:p>
          </table:table-cell>
          <table:covered-table-cell table:style-name="ce20"/>
          <table:table-cell table:style-name="ce10" office:value-type="float" office:value="249" calcext:value-type="float" table:number-columns-spanned="2" table:number-rows-spanned="1">
            <text:p>249</text:p>
          </table:table-cell>
          <table:covered-table-cell table:style-name="ce20"/>
          <table:table-cell table:style-name="ce10" office:value-type="float" office:value="78" calcext:value-type="float" table:number-columns-spanned="2" table:number-rows-spanned="1">
            <text:p>78</text:p>
          </table:table-cell>
          <table:covered-table-cell table:style-name="ce20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1" office:value-type="string" calcext:value-type="string" table:number-columns-spanned="2" table:number-rows-spanned="6">
            <text:p>Mediana pode ser útil</text:p>
            <text:p>Há um aumento </text:p>
            <text:p>(em todos os canais) </text:p>
            <text:p>Entre CM </text:p>
            <text:p>e HH que não ocorre </text:p>
            <text:p>entre CM e OM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1" office:value-type="string" calcext:value-type="string" table:number-columns-spanned="2" table:number-rows-spanned="6">
            <text:p>HH e CM muito parecidos, </text:p>
            <text:p>não da para usar</text:p>
          </table:table-cell>
          <table:covered-table-cell table:style-name="ce12"/>
          <table:table-cell table:style-name="ce22" office:value-type="string" calcext:value-type="string" table:number-columns-spanned="2" table:number-rows-spanned="6">
            <text:p>Pode ser útil, mas está</text:p>
            <text:p> Muito sujeito a ruído…</text:p>
          </table:table-cell>
          <table:covered-table-cell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 table:style-name="ce12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12:01:01.057802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17:02.127659024</meta:creation-date>
    <dc:date>2020-03-13T15:01:29.983108835</dc:date>
    <meta:editing-duration>PT1H43M18S</meta:editing-duration>
    <meta:editing-cycles>6</meta:editing-cycles>
    <meta:generator>LibreOffice/5.1.6.2$Linux_X86_64 LibreOffice_project/10m0$Build-2</meta:generator>
    <meta:document-statistic meta:table-count="1" meta:cell-count="144" meta:object-count="0"/>
  </office:meta>
</office:document-meta>
</file>